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2.409cm" fo:margin-left="1.254cm" table:align="left"/>
    </style:style>
    <style:style style:name="Table1.A" style:family="table-column">
      <style:table-column-properties style:column-width="12.409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25cm" fo:margin-left="1.386cm" table:align="left"/>
    </style:style>
    <style:style style:name="Table2.A" style:family="table-column">
      <style:table-column-properties style:column-width="12.425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17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7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17cm" style:rel-column-width="65535*"/>
    </style:style>
    <style:style style:name="Table33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size="14pt" officeooo:rsid="00173ff6" officeooo:paragraph-rsid="00173ff6" style:font-size-asian="14pt" style:font-size-complex="14pt"/>
    </style:style>
    <style:style style:name="P2" style:family="paragraph" style:parent-style-name="Table_20_Contents">
      <style:text-properties style:font-name="Liberation Serif" fo:font-size="14pt" officeooo:rsid="0018faa9" officeooo:paragraph-rsid="0018faa9" style:font-size-asian="14pt" style:font-size-complex="14pt"/>
    </style:style>
    <style:style style:name="P3" style:family="paragraph" style:parent-style-name="Table_20_Contents">
      <style:text-properties style:font-name="Liberation Serif" fo:font-size="14pt" officeooo:rsid="001a8f65" officeooo:paragraph-rsid="001a8f65" style:font-size-asian="14pt" style:font-size-complex="14pt"/>
    </style:style>
    <style:style style:name="P4" style:family="paragraph" style:parent-style-name="Table_20_Contents">
      <style:text-properties style:font-name="Liberation Serif" fo:font-size="14pt" officeooo:rsid="001d35dc" officeooo:paragraph-rsid="001d35dc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style:font-name="Liberation Serif" fo:font-size="14pt" officeooo:paragraph-rsid="00173ff6" style:font-size-asian="14pt" style:font-size-complex="14pt"/>
    </style:style>
    <style:style style:name="P6" style:family="paragraph" style:parent-style-name="Standard">
      <style:paragraph-properties fo:margin-left="2.54cm" fo:margin-right="0cm" fo:margin-top="0cm" fo:margin-bottom="0cm" loext:contextual-spacing="true" fo:text-indent="-0.635cm" style:auto-text-indent="false"/>
      <style:text-properties style:font-name="Liberation Serif" fo:font-size="14pt" officeooo:paragraph-rsid="00173ff6" style:font-size-asian="14pt" style:font-size-complex="14pt"/>
    </style:style>
    <style:style style:name="P7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style:font-name="Liberation Serif" fo:font-size="14pt" officeooo:paragraph-rsid="00173ff6" style:font-size-asian="14pt" style:font-size-complex="14pt"/>
    </style:style>
    <style:style style:name="P8" style:family="paragraph" style:parent-style-name="Standard">
      <style:paragraph-properties fo:margin-left="1.27cm" fo:margin-right="0cm" fo:margin-top="0cm" fo:margin-bottom="0cm" loext:contextual-spacing="true" fo:text-indent="-0.633cm" style:auto-text-indent="false"/>
      <style:text-properties style:font-name="Liberation Serif" fo:font-size="14pt" fo:font-weight="normal" officeooo:paragraph-rsid="00173ff6" style:font-size-asian="14pt" style:font-weight-asian="normal" style:font-size-complex="14pt" style:font-weight-complex="normal"/>
    </style:style>
    <style:style style:name="P9" style:family="paragraph" style:parent-style-name="Standard" style:master-page-name="Standard">
      <style:paragraph-properties fo:margin-top="0cm" fo:margin-bottom="0cm" loext:contextual-spacing="false" style:page-number="1"/>
      <style:text-properties style:font-name="Liberation Serif" fo:font-size="14pt" officeooo:paragraph-rsid="00173ff6" style:font-size-asian="14pt" style:font-size-complex="14pt"/>
    </style:style>
    <style:style style:name="P10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Liberation Serif" fo:font-size="14pt" officeooo:paragraph-rsid="00173ff6" style:font-size-asian="14pt" style:font-size-complex="14pt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Liberation Serif" fo:font-size="14pt" fo:font-weight="bold" officeooo:paragraph-rsid="00173ff6" style:font-size-asian="14pt" style:font-weight-asian="bold" style:font-size-complex="14pt"/>
    </style:style>
    <style:style style:name="P12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Liberation Serif" fo:font-size="14pt" officeooo:paragraph-rsid="00173ff6" fo:background-color="#ffffff" style:font-size-asian="14pt" style:font-size-complex="14pt"/>
    </style:style>
    <style:style style:name="P13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style:font-name="Liberation Serif" fo:font-size="14pt" officeooo:paragraph-rsid="00173ff6" style:font-size-asian="14pt" style:font-size-complex="14pt"/>
    </style:style>
    <style:style style:name="P14" style:family="paragraph" style:parent-style-name="Standard" style:list-style-name="WWNum1">
      <style:paragraph-properties fo:margin-left="1.905cm" fo:margin-right="0cm" fo:margin-top="0cm" fo:margin-bottom="0cm" loext:contextual-spacing="true" fo:text-indent="0cm" style:auto-text-indent="false"/>
      <style:text-properties style:font-name="Liberation Serif" fo:font-size="14pt" officeooo:paragraph-rsid="00173ff6" style:font-size-asian="14pt" style:font-size-complex="14pt"/>
    </style:style>
    <style:style style:name="P15" style:family="paragraph" style:parent-style-name="Standard" style:list-style-name="WWNum1">
      <style:paragraph-properties fo:margin-left="0.635cm" fo:margin-right="0cm" fo:margin-top="0cm" fo:margin-bottom="0cm" loext:contextual-spacing="true" fo:text-indent="0cm" style:auto-text-indent="false"/>
      <style:text-properties style:font-name="Liberation Serif" fo:font-size="14pt" officeooo:paragraph-rsid="00173ff6" style:font-size-asian="14pt" style:font-size-complex="14pt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1eefcc"/>
    </style:style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Table_20_Contents">
      <style:text-properties style:font-name="Liberation Serif" fo:font-size="14pt" officeooo:rsid="001e8fa7" officeooo:paragraph-rsid="001e8fa7" style:font-size-asian="14pt" style:font-size-complex="14pt"/>
    </style:style>
    <style:style style:name="P20" style:family="paragraph" style:parent-style-name="Table_20_Contents" style:list-style-name="L1">
      <style:text-properties style:font-name="Liberation Serif" fo:font-size="14pt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3ff6"/>
    </style:style>
    <style:style style:name="T4" style:family="text">
      <style:text-properties officeooo:rsid="001e8fa7"/>
    </style:style>
    <style:style style:name="T5" style:family="text">
      <style:text-properties style:font-name="Liberation Serif" fo:font-size="14pt" style:font-size-asian="14pt" style:font-size-complex="14pt"/>
    </style:style>
    <style:style style:name="T6" style:family="text">
      <style:text-properties style:font-name="Liberation Serif" fo:font-size="14pt" officeooo:rsid="001e8fa7" style:font-size-asian="14pt" style:font-size-complex="14pt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Questions - </text:p>
      <text:p text:style-name="P5"/>
      <text:list xml:id="list5615003352624769046" text:style-name="WWNum1">
        <text:list-item>
          <text:p text:style-name="P10">Give the output for the following commands:</text:p>
          <text:list>
            <text:list-item>
              <text:p text:style-name="P13">echo “hello world”</text:p>
              <text:p text:style-name="P13"/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">ubuntu@kukuPC:~$ echo "Hello World"</text:p>
            <text:p text:style-name="P1">Hello World</text:p>
          </table:table-cell>
        </table:table-row>
      </table:table>
      <text:p text:style-name="P6"/>
      <text:list xml:id="list193223672271758" text:continue-numbering="true" text:style-name="WWNum1">
        <text:list-item>
          <text:list>
            <text:list-item>
              <text:p text:style-name="P13">List all the files(hidden included) present in the current directory in long format displaying files in reverse order , sorted based on the modification time .</text:p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">ubuntu@kukuPC:~$ ls -alrt</text:p>
          </table:table-cell>
        </table:table-row>
      </table:table>
      <text:list xml:id="list193224238074283" text:continue-numbering="true" text:style-name="WWNum1">
        <text:list-item>
          <text:list>
            <text:list-header>
              <text:p text:style-name="P14"/>
            </text:list-header>
            <text:list-item>
              <text:p text:style-name="P13">Change your current password.</text:p>
            </text:list-item>
          </text:list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">ubuntu@kukuPC:~$ passwd</text:p>
            <text:p text:style-name="P1">Changing password for ubuntu.</text:p>
            <text:p text:style-name="P1">(current) UNIX password: </text:p>
            <text:p text:style-name="P1">Enter new UNIX password: </text:p>
            <text:p text:style-name="P1">Retype new UNIX password: </text:p>
          </table:table-cell>
        </table:table-row>
      </table:table>
      <text:list xml:id="list193223682191120" text:continue-numbering="true" text:style-name="WWNum1">
        <text:list-item>
          <text:list>
            <text:list-header>
              <text:p text:style-name="P13"/>
            </text:list-header>
            <text:list-item>
              <text:p text:style-name="P13">How to get the current date</text:p>
            </text:list-item>
          </text:list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">ubuntu@kukuPC:~$ date</text:p>
          </table:table-cell>
        </table:table-row>
      </table:table>
      <text:list xml:id="list193224110207945" text:continue-numbering="true" text:style-name="WWNum1">
        <text:list-item>
          <text:list>
            <text:list-header>
              <text:p text:style-name="P13"/>
            </text:list-header>
            <text:list-item>
              <text:p text:style-name="P13">How to get the current logged in user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">ubuntu@kukuPC:~$ whoami</text:p>
          </table:table-cell>
        </table:table-row>
      </table:table>
      <text:list xml:id="list193224089450713" text:continue-numbering="true" text:style-name="WWNum1">
        <text:list-item>
          <text:list>
            <text:list-header>
              <text:p text:style-name="P13"/>
            </text:list-header>
            <text:list-item>
              <text:p text:style-name="P13">How to get the current working directory.</text:p>
            </text:list-item>
          </text:list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1">ubuntu@kukuPC:~$ pwd</text:p>
          </table:table-cell>
        </table:table-row>
      </table:table>
      <text:list xml:id="list193223832715778" text:continue-numbering="true" text:style-name="WWNum1">
        <text:list-item>
          <text:list>
            <text:list-header>
              <text:p text:style-name="P13"/>
            </text:list-header>
            <text:list-item>
              <text:p text:style-name="P13">How to get the list of all commands that you have typed so far</text:p>
            </text:list-item>
          </text:list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">ubuntu@kukuPC:~$ history</text:p>
          </table:table-cell>
        </table:table-row>
      </table:table>
      <text:list xml:id="list193224633793452" text:continue-numbering="true" text:style-name="WWNum1">
        <text:list-item>
          <text:list>
            <text:list-header>
              <text:p text:style-name="P13"/>
            </text:list-header>
            <text:list-item>
              <text:p text:style-name="P13">To get the information on the tcp ports </text:p>
            </text:list-item>
          </text:list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">ubuntu@kukuPC:~$ netstat -a tcp</text:p>
          </table:table-cell>
        </table:table-row>
      </table:table>
      <text:list xml:id="list193222968921014" text:continue-numbering="true" text:style-name="WWNum1">
        <text:list-item>
          <text:list>
            <text:list-header>
              <text:p text:style-name="P13"/>
            </text:list-header>
            <text:list-item>
              <text:p text:style-name="P13">To get the information about the running <text:s/>processes.</text:p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">ubuntu@kukuPC:~$ ps -A </text:p>
            <text:p text:style-name="P1">or</text:p>
            <text:p text:style-name="P1">ubuntu@kukuPC:~$ ps -e</text:p>
            <text:p text:style-name="P1">or</text:p>
            <text:p text:style-name="P1">ubuntu@kukuPC:~$ ps -aux</text:p>
          </table:table-cell>
        </table:table-row>
      </table:table>
      <text:list xml:id="list193223861436495" text:continue-numbering="true" text:style-name="WWNum1">
        <text:list-item>
          <text:list>
            <text:list-header>
              <text:p text:style-name="P13"/>
            </text:list-header>
            <text:list-item>
              <text:p text:style-name="P13"><text:soft-page-break/>Search for a word in a file. (Hint - grep)</text:p>
            </text:list-item>
          </text:list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">ubuntu@kukuPC:~/Files$ grep "file" file1.txt</text:p>
          </table:table-cell>
        </table:table-row>
      </table:table>
      <text:list xml:id="list193224607924233" text:continue-numbering="true" text:style-name="WWNum1">
        <text:list-item>
          <text:list>
            <text:list-header>
              <text:p text:style-name="P13"/>
            </text:list-header>
            <text:list-item>
              <text:p text:style-name="P13">Search for a specific process. (Hint - use | with ps )</text:p>
            </text:list-item>
          </text:list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">ubuntu@kukuPC:~/Files$ ps -e|grep gnome-terminal</text:p>
          </table:table-cell>
        </table:table-row>
      </table:table>
      <text:list xml:id="list193223304146765" text:continue-numbering="true" text:style-name="WWNum1">
        <text:list-item>
          <text:list>
            <text:list-header>
              <text:p text:style-name="P13"/>
            </text:list-header>
          </text:list>
        </text:list-item>
        <text:list-item>
          <text:p text:style-name="P10">Create a directory “exercises” inside your home directory.<text:span text:style-name="T1"> cd</text:span> to this new directory.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ubuntu@kukuPC:~$ mkdir exercises </text:p>
            <text:p text:style-name="P1">ubuntu@kukuPC:~$ cd exercises</text:p>
          </table:table-cell>
        </table:table-row>
      </table:table>
      <text:list xml:id="list193223547533624" text:continue-numbering="true" text:style-name="WWNum1">
        <text:list-header>
          <text:p text:style-name="P15"/>
        </text:list-header>
        <text:list-item>
          <text:p text:style-name="P10">Create 3 empty files , file1.txt,file2.txt,file3.txt in current directory (exercises).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"><text:span text:style-name="T3">ubuntu@kukuPC:~$ </text:span><text:span text:style-name="T2">touch file1.txt file2.txt file3.txt</text:span></text:p>
          </table:table-cell>
        </table:table-row>
      </table:table>
      <text:list xml:id="list193223610461705" text:continue-numbering="true" text:style-name="WWNum1">
        <text:list-header>
          <text:p text:style-name="P15"/>
        </text:list-header>
        <text:list-item>
          <text:p text:style-name="P10">Add some text to<text:span text:style-name="T1"> file1.txt</text:span> and copy this to <text:span text:style-name="T1">~/exercises/files</text:span>.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">ubuntu@kukuPC:~/exercises$ cat &gt; file1.txt</text:p>
            <text:p text:style-name="P2">ubuntu@kukuPC:~/exercises$ cat file1.txt</text:p>
            <text:p text:style-name="P2">Hello This is the text of file1.</text:p>
            <text:p text:style-name="P2">ubuntu@kukuPC:~/exercises$ mkdir files</text:p>
            <text:p text:style-name="P2">ubuntu@kukuPC:~/exercises$ cp file1.txt files/</text:p>
            <text:p text:style-name="P2">ubuntu@kukuPC:~/exercises$ cd files</text:p>
            <text:p text:style-name="P2">ubuntu@kukuPC:~/exercises/files$ cat file1.txt</text:p>
            <text:p text:style-name="P2">Hello This is the text of file1.</text:p>
          </table:table-cell>
        </table:table-row>
      </table:table>
      <text:list xml:id="list193222871948972" text:continue-numbering="true" text:style-name="WWNum1">
        <text:list-header>
          <text:p text:style-name="P10"/>
        </text:list-header>
        <text:list-item>
          <text:p text:style-name="P10">Copy the entire <text:span text:style-name="T1">exercise</text:span> directory to this <text:span text:style-name="T1">files</text:span> directory.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ubuntu@kukuPC:~$ cp -r exercises exercises/files/</text:p>
            <text:p text:style-name="P2">cp: cannot copy a directory, ‘exercises’, into itself, ‘exercises/files/exercises’</text:p>
          </table:table-cell>
        </table:table-row>
      </table:table>
      <text:list xml:id="list193224380956597" text:continue-numbering="true" text:style-name="WWNum1">
        <text:list-header>
          <text:p text:style-name="P10"/>
        </text:list-header>
        <text:list-item>
          <text:p text:style-name="P10">Create a symlink “testlink” in your home directory that points to this file1.txt i.e. <text:span text:style-name="T1">~/exercises/files/file1.txt.</text:span></text:p>
        </text:list-item>
      </text:list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">ubuntu@kukuPC:~/exercises$ ln -s ~/exercises/files/file1.txt ~/testlink</text:p>
          </table:table-cell>
        </table:table-row>
      </table:table>
      <text:list xml:id="list193223339485018" text:continue-numbering="true" text:style-name="WWNum1">
        <text:list-header>
          <text:p text:style-name="P11"/>
        </text:list-header>
        <text:list-item>
          <text:p text:style-name="P10">Try creating a hard link in your home directory that points to <text:span text:style-name="T1">“files”</text:span> directory .</text:p>
        </text:list-item>
      </text:list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">ubuntu@kukuPC:~/exercises$ ln ~/exercises/files ~/hardfilelink</text:p>
            <text:p text:style-name="P2">ln: ‘/home/ubuntu/exercises/files’: hard link not allowed for directory</text:p>
          </table:table-cell>
        </table:table-row>
      </table:table>
      <text:list xml:id="list193223816502246" text:continue-numbering="true" text:style-name="WWNum1">
        <text:list-header>
          <text:p text:style-name="P10"/>
        </text:list-header>
        <text:list-item>
          <text:p text:style-name="P10">Difference between soft and hard link.</text:p>
        </text:list-item>
      </text:list>
      <table:table table:name="Table18" table:style-name="Table18">
        <table:table-column table:style-name="Table18.A"/>
        <table:table-row>
          <table:table-cell table:style-name="Table18.A1" office:value-type="string">
            <text:list xml:id="list801351730476377929" text:style-name="L1">
              <text:list-item>
                <text:p text:style-name="P17"><text:span text:style-name="T6">1.</text:span><text:span text:style-name="T5">Hardlink or hardlinks cannot be created for directories (folders). Hard link can only be created for a file.</text:span></text:p>
              </text:list-item>
              <text:list-item>
                <text:p text:style-name="P17">Symbolic links or symlinks can link to a directory (folder).</text:p>
              </text:list-item>
              <text:list-item>
                <text:p text:style-name="P18"><text:soft-page-break/>Removing the original file that your hard link points to does not remove the hardlink itself; the hardlink still provides the content of the underlying file.</text:p>
              </text:list-item>
              <text:list-item>
                <text:p text:style-name="P18">If you remove the hard link or the symlink itself, the original file will stay intact.</text:p>
              </text:list-item>
              <text:list-item>
                <text:p text:style-name="P16">Removing the original file does not remove the attached symbolic link or symlink, but without the original file, the symlink is useless (the same concept like Windows shortcut).</text:p>
                <text:p text:style-name="P20"/>
              </text:list-item>
            </text:list>
          </table:table-cell>
        </table:table-row>
      </table:table>
      <text:list xml:id="list193223173237954" text:continue-list="list193223816502246" text:style-name="WWNum1">
        <text:list-header>
          <text:p text:style-name="P10"/>
        </text:list-header>
        <text:list-item>
          <text:p text:style-name="P10">Change permissions for <text:span text:style-name="T1">files</text:span> directory such that nobody other than the user who created the directory, can write/update anything in that directory.</text:p>
        </text:list-item>
      </text:list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">ubuntu@kukuPC:~/exercises$ chmod 744 files</text:p>
            <text:p text:style-name="P3"/>
          </table:table-cell>
        </table:table-row>
      </table:table>
      <text:list xml:id="list193222600358900" text:continue-numbering="true" text:style-name="WWNum1">
        <text:list-header>
          <text:p text:style-name="P10"/>
        </text:list-header>
        <text:list-item>
          <text:p text:style-name="P10">Create a new user “test”.</text:p>
        </text:list-item>
      </text:list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">ubuntu@kukuPC:~/exercises$ sudo adduser test</text:p>
          </table:table-cell>
        </table:table-row>
      </table:table>
      <text:list xml:id="list193223681376189" text:continue-numbering="true" text:style-name="WWNum1">
        <text:list-header>
          <text:p text:style-name="P10"/>
        </text:list-header>
        <text:list-item>
          <text:p text:style-name="P10">Change the owner of<text:span text:style-name="T1"> file1.txt</text:span> to <text:span text:style-name="T1">test</text:span></text:p>
        </text:list-item>
      </text:list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">ubuntu@kukuPC:~/exercises$ sudo chown test file1.txt</text:p>
            <text:p text:style-name="P3">ubuntu@kukuPC:~/exercises$ ls -l</text:p>
            <text:p text:style-name="P3">total 8</text:p>
            <text:p text:style-name="P3">-rw-rw-r-- 1 test <text:s text:c="2"/>ubuntu <text:s text:c="2"/>33 Mar 27 21:32 file1.txt</text:p>
          </table:table-cell>
        </table:table-row>
      </table:table>
      <text:list xml:id="list193223663790136" text:continue-numbering="true" text:style-name="WWNum1">
        <text:list-header>
          <text:p text:style-name="P11"/>
        </text:list-header>
        <text:list-item>
          <text:p text:style-name="P10">create following directory structure with single command - </text:p>
        </text:list-item>
      </text:list>
      <text:p text:style-name="P7">home</text:p>
      <text:p text:style-name="P5"><text:tab/><text:tab/> <text:s/>|-john</text:p>
      <text:p text:style-name="P5"><text:tab/><text:tab/> <text:s text:c="4"/>|-work</text:p>
      <text:p text:style-name="P5"><text:tab/><text:tab/> <text:s text:c="9"/>|-scripts</text:p>
      <text:p text:style-name="P5"><text:tab/><text:tab/><text:tab/> <text:s text:c="2"/>|-bash</text:p>
      <text:p text:style-name="P5"/>
      <text:p text:style-name="P5"><text:tab/>Assume that you are currently in ‘home’ directory.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">ubuntu@kukuPC:~/exercises$ mkdir -p ~/john/work/scripts/bash</text:p>
          </table:table-cell>
        </table:table-row>
      </table:table>
      <text:p text:style-name="P5"/>
      <text:list xml:id="list193224317544957" text:continue-numbering="true" text:style-name="WWNum1">
        <text:list-item>
          <text:p text:style-name="P10">Try deleting the ~/exercises/files/exercises directory. See what happens.</text:p>
        </text:list-item>
      </text:list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">ubuntu@kukuPC:~/exercises$ rm -r ~/exercises/files/exercises</text:p>
          </table:table-cell>
        </table:table-row>
      </table:table>
      <text:list xml:id="list193223719782913" text:continue-numbering="true" text:style-name="WWNum1">
        <text:list-header>
          <text:p text:style-name="P10"/>
        </text:list-header>
        <text:list-item>
          <text:p text:style-name="P12">A file named employees.odt has a mode of rw-r- -r- -. If John is not the file's owner but is a member of the group that owns this file, what can he do with it?</text:p>
        </text:list-item>
      </text:list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">[John can read the file only.]</text:p>
          </table:table-cell>
        </table:table-row>
      </table:table>
      <text:list xml:id="list193223009130890" text:continue-numbering="true" text:style-name="WWNum1">
        <text:list-header>
          <text:p text:style-name="P12"/>
        </text:list-header>
        <text:list-item>
          <text:p text:style-name="P12">Create an alias for clearing the screen.</text:p>
        </text:list-item>
      </text:list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">ubuntu@kukuPC:~/exercises$ alias cls=clear</text:p>
          </table:table-cell>
        </table:table-row>
      </table:table>
      <text:list xml:id="list193223751784823" text:continue-numbering="true" text:style-name="WWNum1">
        <text:list-header>
          <text:p text:style-name="P12"/>
        </text:list-header>
        <text:list-item>
          <text:p text:style-name="P10"><text:soft-page-break/>Create a tar archive of all the files in the current directory.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">ubuntu@kukuPC:~/exercises$ tar -cvf mytar.tar *</text:p>
          </table:table-cell>
        </table:table-row>
      </table:table>
      <text:list xml:id="list193223821348283" text:continue-numbering="true" text:style-name="WWNum1">
        <text:list-header>
          <text:p text:style-name="P10"/>
        </text:list-header>
        <text:list-item>
          <text:p text:style-name="P10">How to find if a jar file contains a particular class file?</text:p>
        </text:list-item>
      </text:list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9">ubuntu@kukuPC:~/exercises$ tar -tf mytar.tar|grep file2.txt</text:p>
          </table:table-cell>
        </table:table-row>
      </table:table>
      <text:list xml:id="list193223710002951" text:continue-numbering="true" text:style-name="WWNum1">
        <text:list-header>
          <text:p text:style-name="P10"/>
        </text:list-header>
        <text:list-item>
          <text:p text:style-name="P10">How to find all jars with given classname.</text:p>
        </text:list-item>
      </text:list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9">ubuntu@kukuPC:~/exercises$ find ./ file1.txt|grep .tar</text:p>
            <text:p text:style-name="P19">./mytar.tar</text:p>
          </table:table-cell>
        </table:table-row>
      </table:table>
      <text:list xml:id="list193223675507613" text:continue-numbering="true" text:style-name="WWNum1">
        <text:list-header>
          <text:p text:style-name="P10"/>
        </text:list-header>
        <text:list-item>
          <text:p text:style-name="P10">How to find files greater than a certain size</text:p>
        </text:list-item>
      </text:list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9">ubuntu@kukuPC:~/exercises$ find -type f -size +1024c</text:p>
            <text:p text:style-name="P19">./mytar.tar</text:p>
          </table:table-cell>
        </table:table-row>
      </table:table>
      <text:list xml:id="list193223327833533" text:continue-numbering="true" text:style-name="WWNum1">
        <text:list-header>
          <text:p text:style-name="P10"/>
        </text:list-header>
        <text:list-item>
          <text:p text:style-name="P10">How do u add and remove a variable in the shell environment.</text:p>
        </text:list-item>
      </text:list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9">[[Add]]</text:p>
            <text:p text:style-name="P19">ubuntu@kukuPC:~$ myvar='Adding a test variable'</text:p>
            <text:p text:style-name="P19">ubuntu@kukuPC:~$ export myvar</text:p>
            <text:p text:style-name="P19">ubuntu@kukuPC:~$ bash</text:p>
            <text:p text:style-name="P19">ubuntu@kukuPC:~$ echo $myvar</text:p>
            <text:p text:style-name="P19">Adding a test variable</text:p>
            <text:p text:style-name="P19">ubuntu@kukuPC:~$ printenv</text:p>
            <text:p text:style-name="P19"/>
            <text:p text:style-name="P19">[[remove]]</text:p>
            <text:p text:style-name="P19">ubuntu@kukuPC:~$ unset myvar</text:p>
          </table:table-cell>
        </table:table-row>
      </table:table>
      <text:list xml:id="list193224367917339" text:continue-numbering="true" text:style-name="WWNum1">
        <text:list-header>
          <text:p text:style-name="P10"/>
        </text:list-header>
        <text:list-item>
          <text:p text:style-name="P10">Install openssh-server on your system</text:p>
        </text:list-item>
      </text:list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">ubuntu@kukuPC:~$ sudo apt-get install openssh-server</text:p>
          </table:table-cell>
        </table:table-row>
      </table:table>
      <text:list xml:id="list193224354138787" text:continue-numbering="true" text:style-name="WWNum1">
        <text:list-header>
          <text:p text:style-name="P10"/>
        </text:list-header>
        <text:list-item>
          <text:p text:style-name="P10">try remote login to your friend’s machine using ssh.</text:p>
        </text:list-item>
      </text:list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">ubuntu@kukuPC:~/exercises$ su test</text:p>
            <text:p text:style-name="P4">Password: </text:p>
            <text:p text:style-name="P4">test@kukuPC:/home/ubuntu/exercises$ whoami</text:p>
            <text:p text:style-name="P4">test</text:p>
            <text:p text:style-name="P4">test@kukuPC:/home/ubuntu/exercises$ ssh ubuntu@localhost</text:p>
            <text:p text:style-name="P4">The authenticity of host 'localhost (127.0.0.1)' can't be established.</text:p>
            <text:p text:style-name="P4">ECDSA key fingerprint is c5:d1:e8:ab:c6:40:71:f8:1f:59:fc:8b:d9:18:58:ec.</text:p>
            <text:p text:style-name="P4">Are you sure you want to continue connecting (yes/no)? y</text:p>
            <text:p text:style-name="P4">Please type 'yes' or 'no': yes</text:p>
            <text:p text:style-name="P4">Warning: Permanently added 'localhost' (ECDSA) to the list of known hosts.</text:p>
            <text:p text:style-name="P4">ubuntu@localhost's password: </text:p>
            <text:p text:style-name="P4">Welcome to Ubuntu 14.10 (GNU/Linux 3.16.0-31-generic i686)</text:p>
            <text:p text:style-name="P4"><text:soft-page-break/></text:p>
            <text:p text:style-name="P4"><text:s/>* Documentation: <text:s/>https://help.ubuntu.com/</text:p>
            <text:p text:style-name="P4"/>
            <text:p text:style-name="P4">Last login: Fri Mar 13 21:13:24 2015</text:p>
            <text:p text:style-name="P4">ubuntu@kukuPC:~$ ls</text:p>
            <text:p text:style-name="P4">bashsrc <text:s text:c="3"/>examples <text:s text:c="9"/>Files <text:s/>Pictures <text:s text:c="2"/>Videos</text:p>
            <text:p text:style-name="P4">Desktop <text:s text:c="3"/>examples.desktop <text:s/>git <text:s text:c="3"/>Public <text:s text:c="4"/>virus1.txt</text:p>
            <text:p text:style-name="P4">Documents <text:s/>exercises <text:s text:c="8"/>john <text:s text:c="2"/>Templates <text:s/>virus.txt</text:p>
            <text:p text:style-name="P4">Downloads <text:s/>files <text:s text:c="12"/>Music <text:s/>testlink <text:s text:c="2"/>WebstormProjects</text:p>
            <text:p text:style-name="P4">ubuntu@kukuPC:~$ exit</text:p>
            <text:p text:style-name="P4">logout</text:p>
            <text:p text:style-name="P4">Connection to localhost closed.</text:p>
          </table:table-cell>
        </table:table-row>
      </table:table>
      <text:list xml:id="list193224486798768" text:continue-numbering="true" text:style-name="WWNum1">
        <text:list-header>
          <text:p text:style-name="P10"/>
        </text:list-header>
        <text:list-item>
          <text:p text:style-name="P10">Copy some files from your machine to your friend’s machine. (Hint - scp)</text:p>
        </text:list-item>
      </text:list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9">[[Downloading]]</text:p>
            <text:p text:style-name="P19">test@kukuPC:/home/ubuntu/exercises$ scp ubuntu@localhost:/home/ubuntu/exercises/file1.txt ~/</text:p>
            <text:p text:style-name="P19">ubuntu@localhost's password: </text:p>
            <text:p text:style-name="P19">file1.txt <text:s text:c="36"/>100% <text:s text:c="2"/>33 <text:s text:c="4"/>0.0KB/s <text:s text:c="2"/>00:00 </text:p>
            <text:p text:style-name="P19"/>
            <text:p text:style-name="P19">[[Uploading]]</text:p>
            <text:p text:style-name="P19">test@kukuPC:/home/ubuntu/exercises$ scp file1.txt ubuntu@localhost:~/</text:p>
            <text:p text:style-name="P19">ubuntu@localhost's password: </text:p>
            <text:p text:style-name="P19">file1.txt <text:s text:c="36"/>100% <text:s text:c="2"/>33 <text:s text:c="4"/>0.0KB/s <text:s text:c="2"/>00:00 </text:p>
          </table:table-cell>
        </table:table-row>
      </table:table>
      <text:list xml:id="list193223944874106" text:continue-numbering="true" text:style-name="WWNum1">
        <text:list-header>
          <text:p text:style-name="P10"/>
        </text:list-header>
      </text:list>
      <text:p text:style-name="P5"><text:tab/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21:09:13.479952602</meta:creation-date>
    <dc:date>2015-03-28T19:29:55.270638816</dc:date>
    <meta:editing-duration>PT5M15S</meta:editing-duration>
    <meta:editing-cycles>3</meta:editing-cycles>
    <meta:generator>LibreOffice/4.3.3.2$Linux_x86 LibreOffice_project/430m0$Build-2</meta:generator>
    <meta:document-statistic meta:table-count="33" meta:image-count="0" meta:object-count="0" meta:page-count="5" meta:paragraph-count="140" meta:word-count="868" meta:character-count="6391" meta:non-whitespace-character-count="5506"/>
  </office:meta>
</office:document-meta>
</file>